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18547" officeooo:paragraph-rsid="00018547" style:font-weight-asian="bold" style:font-weight-complex="bold"/>
    </style:style>
    <style:style style:name="P2" style:family="paragraph" style:parent-style-name="Standard">
      <style:text-properties fo:font-weight="bold" officeooo:rsid="00049982" officeooo:paragraph-rsid="00049982" style:font-weight-asian="bold" style:font-weight-complex="bold"/>
    </style:style>
    <style:style style:name="P3" style:family="paragraph" style:parent-style-name="Standard">
      <style:text-properties fo:font-weight="normal" officeooo:rsid="00049982" officeooo:paragraph-rsid="0004998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26ede" style:font-weight-asian="normal" style:font-weight-complex="normal"/>
    </style:style>
    <style:style style:name="T3" style:family="text">
      <style:text-properties fo:font-weight="normal" officeooo:rsid="00049982" style:font-weight-asian="normal" style:font-weight-complex="normal"/>
    </style:style>
    <style:style style:name="T4" style:family="text">
      <style:text-properties officeooo:rsid="0006a8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itle<text:tab/><text:tab/><text:span text:style-name="T3">Stock Market Prediction</text:span></text:p>
      <text:p text:style-name="P1"/>
      <text:p text:style-name="P1"/>
      <text:p text:style-name="P1">Supervisor<text:tab/><text:tab/><text:span text:style-name="T3">Dr Derek Bridge</text:span></text:p>
      <text:p text:style-name="P1"/>
      <text:p text:style-name="P1"/>
      <text:p text:style-name="P1">Student<text:tab/><text:tab/><text:span text:style-name="T2">Mr </text:span><text:span text:style-name="T3">Mark Dunne</text:span></text:p>
      <text:p text:style-name="P1"/>
      <text:p text:style-name="P1"/>
      <text:p text:style-name="P1"/>
      <text:p text:style-name="P1">Abstract</text:p>
      <text:p text:style-name="P1"/>
      <text:p text:style-name="P3"><text:span text:style-name="T4">In this project we</text:span> analys<text:span text:style-name="T4">e</text:span> existing, <text:span text:style-name="T4">and explore new methods </text:span>of stock market prediction. <text:span text:style-name="T4">We take three approaches at the problem; Fundamental analysis, Technical Analysis and the application of Machine Learning. We find evidence in support of the weak form of the Efficient Market hypothesis, that the historic price does not contain useful information but out of sample data does. We demonstrate that Fundamental Analysis and the application of Machine Learning can be used to guide an investors decisions, but that Technical Analysis is of little use.</text:span></text:p>
      <text:p text:style-name="P3"/>
      <text:p text:style-name="P3"/>
      <text:p text:style-name="P3"/>
      <text:p text:style-name="P3">We conclude that there is long term information to be found through fundamental analysis </text:p>
      <text:p text:style-name="P3"/>
      <text:p text:style-name="P3">We conclude that there is little to no value to be found in technical analysis and point out a very common flaw in the methodology of practitioners of this approach </text:p>
      <text:p text:style-name="P3"/>
      <text:p text:style-name="P3">We show that machine learning can be successfully applied <text:s/>by drawing data from external sources </text:p>
      <text:p text:style-name="P2"/>
      <text:p text:style-name="P1"/>
      <text:p text:style-name="P1"/>
      <text:p text:style-name="P1">Keywords:<text:tab/><text:tab/><text:span text:style-name="T1">to include ~3-6 main topics (areas, algorithms)</text:span></text:p>
      <text:p text:style-name="P1">Technologies:<text:tab/><text:tab/><text:span text:style-name="T1">to include ~3-6 main technolog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13:15:04.583582000</meta:creation-date>
    <dc:date>2015-02-28T21:26:53.852793443</dc:date>
    <meta:editing-duration>PT16M49S</meta:editing-duration>
    <meta:editing-cycles>5</meta:editing-cycles>
    <meta:generator>LibreOffice/4.2.7.2$Linux_X86_64 LibreOffice_project/420m0$Build-2</meta:generator>
    <meta:document-statistic meta:table-count="0" meta:image-count="0" meta:object-count="0" meta:page-count="1" meta:paragraph-count="10" meta:word-count="174" meta:character-count="1106" meta:non-whitespace-character-count="933"/>
  </office:meta>
</office:document-meta>
</file>